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table:number-columns-spanned="10" table:number-rows-spanned="1">
            <text:p>LE MONDE D'ARLENOR : FICHE DE PERSONNAGE</text:p>
          </table:table-cell>
          <table:covered-table-cell table:style-name="ce16"/>
          <table:covered-table-cell table:number-columns-repeated="8"/>
          <table:table-cell table:number-columns-repeated="1012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27"/>
          <table:table-cell table:style-name="ce7" table:number-columns-repeated="3"/>
          <table:table-cell table:style-name="ce27" table:number-columns-repeated="2"/>
          <table:table-cell table:style-name="ce7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INFORMATIONS</text:p>
          </table:table-cell>
          <table:table-cell table:style-name="ce13"/>
          <table:table-cell table:style-name="ce9"/>
          <table:table-cell table:style-name="ce23"/>
          <table:table-cell table:style-name="ce9" table:number-columns-repeated="2"/>
          <table:table-cell table:style-name="ce8" office:value-type="string">
            <text:p>COMPETENCES PRINCIPALES</text:p>
          </table:table-cell>
          <table:table-cell table:style-name="ce23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personnage</text:p>
          </table:table-cell>
          <table:table-cell table:style-name="ce14"/>
          <table:table-cell table:style-name="ce12"/>
          <table:table-cell table:style-name="ce28"/>
          <table:table-cell table:style-name="ce12"/>
          <table:table-cell table:style-name="ce9"/>
          <table:table-cell table:style-name="ce9" office:value-type="string">
            <text:p>Animaux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joueur</text:p>
          </table:table-cell>
          <table:table-cell table:style-name="ce14"/>
          <table:table-cell table:style-name="ce20"/>
          <table:table-cell table:style-name="ce21"/>
          <table:table-cell table:style-name="ce20"/>
          <table:table-cell table:style-name="ce9"/>
          <table:table-cell table:style-name="ce9" office:value-type="string">
            <text:p>Art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Race</text:p>
          </table:table-cell>
          <table:table-cell table:style-name="ce14"/>
          <table:table-cell table:style-name="ce20"/>
          <table:table-cell table:style-name="ce21"/>
          <table:table-cell table:style-name="ce20"/>
          <table:table-cell table:style-name="ce9"/>
          <table:table-cell table:style-name="ce9" office:value-type="string">
            <text:p>Artisanat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CARACTERISTIQUES</text:p>
          </table:table-cell>
          <table:table-cell table:style-name="ce13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4"/>
          <table:table-cell table:style-name="ce21"/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4"/>
          <table:table-cell table:style-name="ce21"/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VALEURS DE COMBAT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4"/>
          <table:table-cell table:style-name="ce21"/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10 + 3x Vigueur)</text:p>
          </table:table-cell>
          <table:table-cell table:style-name="ce18"/>
          <table:table-cell table:style-name="ce5"/>
          <table:table-cell table:style-name="ce24" table:number-columns-repeated="2"/>
          <table:table-cell table:style-name="ce9"/>
          <table:table-cell table:style-name="Default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4"/>
          <table:table-cell table:style-name="ce21"/>
          <table:table-cell table:style-name="ce24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Vigueur + Combat)</text:p>
          </table:table-cell>
          <table:table-cell table:style-name="ce18"/>
          <table:table-cell table:style-name="ce23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4"/>
          <table:table-cell table:style-name="ce21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EQUIPEMENT PRINCIPAL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2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Arme, armure</text:p>
          </table:table-cell>
          <table:table-cell table:style-name="ce19"/>
          <table:table-cell table:style-name="ce24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8" office:value-type="string">
            <text:p>COMPETENCES DES CRISTAUX</text:p>
          </table:table-cell>
          <table:table-cell table:style-name="ce23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/>
          <table:table-cell table:style-name="ce9" office:value-type="string">
            <text:p>Élémentaires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3" office:value-type="string">
            <text:p>CRISTAUX POSSEDES</text:p>
          </table:table-cell>
          <table:table-cell table:style-name="ce13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table:number-columns-repeated="2"/>
          <table:table-cell table:style-name="ce25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office:value-type="string">
            <text:p>Nom du cristal</text:p>
          </table:table-cell>
          <table:table-cell table:style-name="ce14"/>
          <table:table-cell table:style-name="ce25" office:value-type="string">
            <text:p>Rang</text:p>
          </table:table-cell>
          <table:table-cell table:style-name="ce25"/>
          <table:table-cell table:style-name="ce25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Transform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atiaux-temporels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éciaux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1"/>
          <table:table-cell table:style-name="Default"/>
          <table:table-cell table:style-name="ce11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ompétences à répartir : 50pts (min à 0, max à 10)</text:p>
          </table:table-cell>
          <table:table-cell table:style-name="ce14"/>
          <table:table-cell table:style-name="ce26"/>
          <table:table-cell table:style-name="Default"/>
          <table:table-cell table:style-name="ce26"/>
          <table:table-cell table:style-name="ce11"/>
          <table:table-cell table:style-name="Default"/>
          <table:table-cell table:style-name="ce11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4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30" table:number-columns-repeated="2"/>
          <table:table-cell table:style-name="ce15"/>
          <table:table-cell table:style-name="ce34"/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5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1-31T15:41:46</dc:date>
    <meta:editing-cycles>171</meta:editing-cycles>
    <meta:editing-duration>PT12H57M36S</meta:editing-duration>
    <meta:print-date>2018-01-11T15:51:55.82</meta:print-date>
    <meta:document-statistic meta:table-count="1" meta:cell-count="91" meta:object-count="0"/>
  </office:meta>
</office:document-meta>
</file>